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8daec" officeooo:paragraph-rsid="0018daec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6pt" officeooo:rsid="0019f88c" officeooo:paragraph-rsid="0019f88c" style:font-size-asian="14pt" style:font-size-complex="16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officeooo:rsid="0019f88c" officeooo:paragraph-rsid="0019f88c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6pt" officeooo:rsid="0019f88c" officeooo:paragraph-rsid="0019f88c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bfac2" officeooo:paragraph-rsid="001bfac2" style:font-size-asian="14pt" style:font-size-complex="16pt"/>
    </style:style>
    <style:style style:name="T1" style:family="text">
      <style:text-properties officeooo:rsid="001a30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itness Notes</text:span></text:p>
      <text:p text:style-name="P1"/>
      <text:p text:style-name="P2"><text:span text:style-name="T1">Nutrition</text:span></text:p>
      <text:p text:style-name="P2"/>
      <text:p text:style-name="P5">Cooking</text:p>
      <text:p text:style-name="P2"/>
      <text:p text:style-name="P2"><text:span text:style-name="T1">Workou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20:57:23.940979596</meta:creation-date>
    <dc:date>2020-05-12T01:26:14.305113047</dc:date>
    <meta:editing-duration>PT22M33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4" meta:word-count="5" meta:character-count="36" meta:non-whitespace-character-count="35"/>
  </office:meta>
</office:document-meta>
</file>